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cm" fo:min-width="2.895cm"/>
      <style:paragraph-properties style:writing-mode="lr-tb"/>
    </style:style>
    <style:style style:name="gr3" style:family="graphic" style:parent-style-name="standard">
      <style:graphic-properties draw:stroke="solid" draw:stroke-dash="Dash_20_2" svg:stroke-width="0.1cm" svg:stroke-color="#000000" draw:marker-start="Arrowheads_20_39" draw:marker-start-width="0.55cm" draw:marker-start-center="false" draw:marker-end-width="0.55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4" style:family="graphic" style:parent-style-name="objectwithoutfill">
      <style:graphic-properties draw:stroke="solid" svg:stroke-color="#000000" draw:fill="none"/>
      <style:paragraph-properties style:writing-mode="lr-tb"/>
    </style:style>
    <style:style style:name="gr5" style:family="graphic" style:parent-style-name="objectwithoutfill">
      <style:graphic-properties svg:stroke-color="#000000" draw:fill="none"/>
      <style:paragraph-properties style:writing-mode="lr-tb"/>
    </style:style>
    <style:style style:name="gr6" style:family="graphic" style:parent-style-name="standard">
      <style:graphic-properties draw:stroke="solid" draw:stroke-dash="Dash_20_2" svg:stroke-width="0.1cm" svg:stroke-color="#000000" draw:marker-start="Arrowheads_20_40" draw:marker-start-width="0.55cm" draw:marker-start-center="false" draw:marker-end-width="0.55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7" style:family="graphic" style:parent-style-name="standard">
      <style:graphic-properties draw:stroke="solid" svg:stroke-color="#000000" draw:marker-start="Arrowheads_20_53" draw:marker-start-width="0.508cm" draw:marker-end="" draw:marker-end-width="0.4cm"/>
    </style:style>
    <style:style style:name="gr8" style:family="graphic" style:parent-style-name="standard">
      <style:graphic-properties draw:stroke="solid" draw:stroke-dash="Dash_20_2" svg:stroke-width="0.1cm" svg:stroke-color="#000000" draw:marker-start="Arrowheads_20_41" draw:marker-start-width="0.55cm" draw:marker-start-center="false" draw:marker-end-width="0.55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9" style:family="graphic" style:parent-style-name="standard">
      <style:graphic-properties draw:stroke="solid" draw:stroke-dash="Dash_20_2" svg:stroke-width="0.2cm" svg:stroke-color="#000000" draw:marker-start="" draw:marker-start-width="0.6cm" draw:marker-start-center="false" draw:marker-end-width="0.3cm" draw:marker-end-center="false" svg:stroke-opacity="100%" draw:stroke-linejoin="round" fo:padding-top="0.1cm" fo:padding-bottom="0.1cm" fo:padding-left="0.1cm" fo:padding-right="0.1cm" draw:shadow="hidden" draw:shadow-offset-x="0.3cm" draw:shadow-offset-y="0.3cm" draw:shadow-color="#808080" draw:shadow-opacity="100%"/>
    </style:style>
    <style:style style:name="gr10" style:family="graphic" style:parent-style-name="standard">
      <style:graphic-properties draw:stroke="solid" draw:stroke-dash="Dash_20_2" svg:stroke-width="0.1cm" svg:stroke-color="#000000" draw:marker-start="Arrowheads_20_42" draw:marker-start-width="0.55cm" draw:marker-start-center="false" draw:marker-end-width="0.55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188cm"/>
      <style:paragraph-properties style:writing-mode="lr-tb"/>
    </style:style>
    <style:style style:name="gr12" style:family="graphic" style:parent-style-name="standard">
      <style:graphic-properties draw:stroke="solid" draw:stroke-dash="Dash_20_2" svg:stroke-width="0.1cm" svg:stroke-color="#000000" draw:marker-start="Arrowheads_20_43" draw:marker-start-width="0.55cm" draw:marker-start-center="false" draw:marker-end-width="0.55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13" style:family="graphic" style:parent-style-name="standard">
      <style:graphic-properties draw:stroke="solid" svg:stroke-color="#000000" draw:marker-start="Arrowheads_20_59" draw:marker-start-width="0.508cm" draw:marker-end="" draw:marker-end-width="0.508cm"/>
    </style:style>
    <style:style style:name="gr14" style:family="graphic" style:parent-style-name="standard">
      <style:graphic-properties draw:stroke="solid" draw:stroke-dash="Dash_20_2" svg:stroke-width="0.1cm" svg:stroke-color="#000000" draw:marker-start="Arrowheads_20_44" draw:marker-start-width="0.55cm" draw:marker-start-center="false" draw:marker-end-width="0.55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15" style:family="graphic" style:parent-style-name="standard">
      <style:graphic-properties draw:stroke="solid" svg:stroke-color="#000000" draw:marker-start-width="0.4cm" draw:marker-end-width="0.4cm"/>
    </style:style>
    <style:style style:name="gr16" style:family="graphic" style:parent-style-name="standard">
      <style:graphic-properties draw:stroke="solid" svg:stroke-color="#000000" draw:marker-start="Arrowheads_20_55" draw:marker-start-width="0.508cm" draw:marker-end="" draw:marker-end-width="0.50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cm" fo:min-width="3.74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4.263cm"/>
      <style:paragraph-properties style:writing-mode="lr-tb"/>
    </style:style>
    <style:style style:name="gr19" style:family="graphic" style:parent-style-name="standard">
      <style:graphic-properties draw:stroke="solid" draw:stroke-dash="Dash_20_2" svg:stroke-width="0.1cm" svg:stroke-color="#000000" draw:marker-start="Arrowheads_20_51" draw:marker-start-width="0.55cm" draw:marker-start-center="false" draw:marker-end-width="0.55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20" style:family="graphic" style:parent-style-name="objectwithoutfill">
      <style:graphic-properties draw:stroke="dash" draw:stroke-dash="Ultrafine_20_Dashed" svg:stroke-color="#000000" draw:fill="none"/>
      <style:paragraph-properties style:writing-mode="lr-tb"/>
    </style:style>
    <style:style style:name="gr21" style:family="graphic" style:parent-style-name="standard">
      <style:graphic-properties draw:stroke="solid" svg:stroke-color="#000000" draw:marker-start="Arrowheads_20_57" draw:marker-start-width="0.508cm" draw:marker-end-width="0.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88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58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8cm" fo:min-width="2.895cm"/>
      <style:paragraph-properties style:writing-mode="lr-tb"/>
    </style:style>
    <style:style style:name="gr25" style:family="graphic" style:parent-style-name="standard">
      <style:graphic-properties draw:stroke="solid" draw:stroke-dash="Dash_20_2" svg:stroke-width="0.1cm" svg:stroke-color="#000000" draw:marker-start="Arrowheads_20_45" draw:marker-start-width="0.55cm" draw:marker-start-center="false" draw:marker-end-width="0.55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26" style:family="graphic" style:parent-style-name="standard">
      <style:graphic-properties draw:stroke="solid" draw:stroke-dash="Dash_20_2" svg:stroke-width="0.1cm" svg:stroke-color="#000000" draw:marker-start="Arrowheads_20_46" draw:marker-start-width="0.55cm" draw:marker-start-center="false" draw:marker-end-width="0.55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27" style:family="graphic" style:parent-style-name="standard">
      <style:graphic-properties draw:stroke="solid" svg:stroke-color="#000000" draw:marker-start="Arrowheads_20_66" draw:marker-start-width="0.457cm" draw:marker-end="" draw:marker-end-width="0.457cm"/>
    </style:style>
    <style:style style:name="gr28" style:family="graphic" style:parent-style-name="standard">
      <style:graphic-properties draw:stroke="solid" draw:stroke-dash="Dash_20_2" svg:stroke-width="0.1cm" svg:stroke-color="#000000" draw:marker-start="Arrowheads_20_47" draw:marker-start-width="0.55cm" draw:marker-start-center="false" draw:marker-end-width="0.55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29" style:family="graphic" style:parent-style-name="standard">
      <style:graphic-properties draw:stroke="solid" draw:stroke-dash="Dash_20_2" svg:stroke-width="0.1cm" svg:stroke-color="#000000" draw:marker-start="Arrowheads_20_48" draw:marker-start-width="0.55cm" draw:marker-start-center="false" draw:marker-end-width="0.55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4cm" fo:min-width="2.578cm"/>
      <style:paragraph-properties style:writing-mode="lr-tb"/>
    </style:style>
    <style:style style:name="gr31" style:family="graphic" style:parent-style-name="standard">
      <style:graphic-properties draw:stroke="solid" draw:stroke-dash="Dash_20_2" svg:stroke-width="0.1cm" svg:stroke-color="#000000" draw:marker-start="Arrowheads_20_49" draw:marker-start-width="0.55cm" draw:marker-start-center="false" draw:marker-end-width="0.55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32" style:family="graphic" style:parent-style-name="standard">
      <style:graphic-properties draw:stroke="solid" svg:stroke-color="#000000" draw:marker-start="Arrowheads_20_67" draw:marker-start-width="0.457cm" draw:marker-end="" draw:marker-end-width="0.457cm"/>
    </style:style>
    <style:style style:name="gr33" style:family="graphic" style:parent-style-name="standard">
      <style:graphic-properties draw:stroke="solid" draw:stroke-dash="Dash_20_2" svg:stroke-width="0.1cm" svg:stroke-color="#000000" draw:marker-start="Arrowheads_20_50" draw:marker-start-width="0.55cm" draw:marker-start-center="false" draw:marker-end-width="0.55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cm" fo:min-width="4.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435cm"/>
      <style:paragraph-properties style:writing-mode="lr-tb"/>
    </style:style>
    <style:style style:name="gr36" style:family="graphic" style:parent-style-name="standard">
      <style:graphic-properties draw:stroke="solid" svg:stroke-color="#000000" draw:marker-start="Arrowheads_20_62" draw:marker-start-width="0.457cm" draw:marker-end="" draw:marker-end-width="0.508cm"/>
    </style:style>
    <style:style style:name="gr37" style:family="graphic" style:parent-style-name="standard">
      <style:graphic-properties draw:stroke="solid" svg:stroke-color="#000000" draw:marker-start="Arrowheads_20_63" draw:marker-start-width="0.457cm" draw:marker-end="" draw:marker-end-width="0.508cm"/>
    </style:style>
    <style:style style:name="gr38" style:family="graphic" style:parent-style-name="standard">
      <style:graphic-properties draw:stroke="dash" draw:stroke-dash="Ultrafine_20_Dashed" svg:stroke-color="#000000" draw:marker-start="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85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682cm"/>
      <style:paragraph-properties style:writing-mode="lr-tb"/>
    </style:style>
    <style:style style:name="gr41" style:family="graphic" style:parent-style-name="objectwithoutfill">
      <style:graphic-properties draw:stroke="solid" draw:stroke-dash="Ultrafine_20_Dashed" svg:stroke-color="#000000" draw:fill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294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4cm" fo:min-width="2.472cm"/>
      <style:paragraph-properties style:writing-mode="lr-tb"/>
    </style:style>
    <style:style style:name="gr44" style:family="graphic" style:parent-style-name="objectwithoutfill">
      <style:graphic-properties draw:stroke="solid" svg:stroke-color="#000000" draw:fill="non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2.193cm"/>
      <style:paragraph-properties style:writing-mode="lr-tb"/>
    </style:style>
    <style:style style:name="gr46" style:family="graphic" style:parent-style-name="standard">
      <style:graphic-properties draw:stroke="solid" draw:stroke-dash="Dash_20_2" svg:stroke-width="0.1cm" svg:stroke-color="#000000" draw:marker-start="Arrowheads_20_52" draw:marker-start-width="0.55cm" draw:marker-start-center="false" draw:marker-end-width="0.55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P1" style:family="paragraph">
      <loext:graphic-properties draw:fill="none"/>
    </style:style>
    <style:style style:name="P2" style:family="paragraph">
      <style:paragraph-properties fo:margin-left="0.056cm" fo:margin-right="0cm" fo:text-indent="-0.056cm"/>
    </style:style>
    <style:style style:name="P3" style:family="paragraph">
      <loext:graphic-properties draw:fill="none" draw:fill-color="#ffffff"/>
      <style:paragraph-properties fo:margin-left="0.056cm" fo:margin-right="0cm" fo:text-indent="-0.056cm"/>
      <style:text-properties fo:font-size="18pt"/>
    </style:style>
    <style:style style:name="P4" style:family="paragraph">
      <style:paragraph-properties fo:margin-left="1.4cm" fo:margin-right="0cm" fo:text-indent="-1.4cm"/>
    </style:style>
    <style:style style:name="P5" style:family="paragraph">
      <loext:graphic-properties draw:fill="none"/>
      <style:paragraph-properties fo:margin-left="1.4cm" fo:margin-right="0cm" fo:text-indent="-1.4cm"/>
    </style:style>
    <style:style style:name="P6" style:family="paragraph">
      <loext:graphic-properties draw:fill="none" draw:fill-color="#ffffff"/>
      <style:paragraph-properties fo:margin-left="0.056cm" fo:margin-right="0cm" fo:text-indent="-0.056cm"/>
      <style:text-properties fo:font-weight="bold"/>
    </style:style>
    <style:style style:name="P7" style:family="paragraph">
      <loext:graphic-properties draw:fill="none" draw:fill-color="#ffffff"/>
      <style:paragraph-properties fo:margin-left="0.056cm" fo:margin-right="0cm" fo:text-indent="-0.056cm"/>
    </style:style>
    <style:style style:name="P8" style:family="paragraph">
      <style:paragraph-properties fo:margin-left="0.056cm" fo:margin-right="0cm" fo:text-align="center" fo:text-indent="-0.056cm"/>
    </style:style>
    <style:style style:name="P9" style:family="paragraph">
      <loext:graphic-properties draw:fill="none" draw:fill-color="#ffffff"/>
      <style:paragraph-properties fo:margin-left="0.056cm" fo:margin-right="0cm" fo:text-align="center" fo:text-indent="-0.056cm"/>
      <style:text-properties fo:font-weight="bold"/>
    </style:style>
    <style:style style:name="T1" style:family="text">
      <style:text-properties fo:font-size="18pt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6.5cm" svg:height="10cm" svg:x="3cm" svg:y="2cm">
          <text:p/>
        </draw:rect>
        <draw:frame draw:style-name="gr2" draw:text-style-name="P3" draw:layer="layout" svg:width="3.395cm" svg:height="1.02cm" svg:x="12.794cm" svg:y="3.2cm">
          <draw:text-box>
            <text:p text:style-name="P2"><text:span text:style-name="T1">take_data</text:span></text:p>
          </draw:text-box>
        </draw:frame>
        <draw:line draw:style-name="gr3" draw:layer="layout" svg:x1="9.5cm" svg:y1="11cm" svg:x2="2cm" svg:y2="11cm">
          <text:p/>
        </draw:line>
        <draw:rect draw:style-name="gr4" draw:text-style-name="P5" draw:layer="layout" svg:width="2cm" svg:height="2cm" svg:x="9.5cm" svg:y="2.5cm">
          <text:p text:style-name="P4">di</text:p>
        </draw:rect>
        <draw:rect draw:style-name="gr5" draw:text-style-name="P5" draw:layer="layout" svg:width="3cm" svg:height="2cm" svg:x="16cm" svg:y="2.5cm">
          <text:p text:style-name="P4">A/D</text:p>
          <text:p text:style-name="P4">(Master)</text:p>
        </draw:rect>
        <draw:line draw:style-name="gr6" draw:layer="layout" svg:x1="19cm" svg:y1="3.5cm" svg:x2="20cm" svg:y2="3.5cm">
          <text:p/>
        </draw:line>
        <draw:line draw:style-name="gr7" draw:layer="layout" svg:x1="11.5cm" svg:y1="4cm" svg:x2="16cm" svg:y2="4cm">
          <text:p/>
        </draw:line>
        <draw:line draw:style-name="gr8" draw:layer="layout" svg:x1="11.5cm" svg:y1="3cm" svg:x2="16cm" svg:y2="3cm">
          <text:p/>
        </draw:line>
        <draw:line draw:style-name="gr9" draw:layer="layout" svg:x1="2cm" svg:y1="3cm" svg:x2="2cm" svg:y2="11cm">
          <text:p/>
        </draw:line>
        <draw:rect draw:style-name="gr4" draw:text-style-name="P5" draw:layer="layout" svg:width="1.5cm" svg:height="4cm" svg:x="3.5cm" svg:y="5cm">
          <text:p text:style-name="P4"/>
        </draw:rect>
        <draw:rect draw:style-name="gr4" draw:text-style-name="P5" draw:layer="layout" svg:width="2cm" svg:height="2cm" svg:x="9.5cm" svg:y="9.5cm">
          <text:p text:style-name="P4">do</text:p>
        </draw:rect>
        <draw:line draw:style-name="gr10" draw:layer="layout" svg:x1="2cm" svg:y1="3cm" svg:x2="9.5cm" svg:y2="3cm">
          <text:p/>
        </draw:line>
        <draw:frame draw:style-name="gr11" draw:text-style-name="P3" draw:layer="layout" svg:width="3.078cm" svg:height="0.962cm" svg:x="13.047cm" svg:y="9.181cm">
          <draw:text-box>
            <text:p text:style-name="P2"><text:span text:style-name="T1">got_data</text:span></text:p>
          </draw:text-box>
        </draw:frame>
        <draw:rect draw:style-name="gr5" draw:text-style-name="P5" draw:layer="layout" svg:width="3cm" svg:height="2cm" svg:x="16cm" svg:y="9.5cm">
          <text:p text:style-name="P4">D/A</text:p>
          <text:p text:style-name="P4">(Master)</text:p>
        </draw:rect>
        <draw:line draw:style-name="gr12" draw:layer="layout" svg:x1="19cm" svg:y1="10.5cm" svg:x2="20cm" svg:y2="10.5cm">
          <text:p/>
        </draw:line>
        <draw:line draw:style-name="gr13" draw:layer="layout" svg:x1="11.5cm" svg:y1="10cm" svg:x2="16cm" svg:y2="10cm">
          <text:p/>
        </draw:line>
        <draw:line draw:style-name="gr14" draw:layer="layout" svg:x1="16cm" svg:y1="11cm" svg:x2="11.5cm" svg:y2="11cm">
          <text:p/>
        </draw:line>
        <draw:polyline draw:style-name="gr15" draw:layer="layout" svg:width="5.499cm" svg:height="1.999cm" svg:x="5cm" svg:y="4.5cm" svg:viewBox="0 0 5500 2000" draw:points="0,2000 5500,2000 5500,0">
          <text:p/>
        </draw:polyline>
        <draw:line draw:style-name="gr16" draw:layer="layout" svg:x1="9.5cm" svg:y1="4cm" svg:x2="2cm" svg:y2="4cm">
          <text:p/>
        </draw:line>
        <draw:frame draw:style-name="gr17" draw:text-style-name="P6" draw:layer="layout" svg:width="4.244cm" svg:height="1.25cm" svg:x="8.144cm" svg:y="1cm">
          <draw:text-box>
            <text:p text:style-name="P2"><text:span text:style-name="T2">"no" FIFO</text:span></text:p>
          </draw:text-box>
        </draw:frame>
        <draw:frame draw:style-name="gr18" draw:text-style-name="P7" draw:layer="layout" svg:width="4.763cm" svg:height="1.123cm" draw:transform="rotate (1.5707963267949) translate (1cm 8.956cm)">
          <draw:text-box>
            <text:p text:style-name="P2">bus</text:p>
          </draw:text-box>
        </draw:frame>
        <draw:line draw:style-name="gr19" draw:layer="layout" svg:x1="2cm" svg:y1="7cm" svg:x2="3.5cm" svg:y2="7cm">
          <text:p/>
        </draw:line>
        <draw:rect draw:style-name="gr20" draw:text-style-name="P5" draw:layer="layout" svg:width="1.5cm" svg:height="3cm" svg:x="3.5cm" svg:y="5.5cm" draw:corner-radius="0.4cm">
          <text:p text:style-name="P4">flags</text:p>
        </draw:rect>
        <draw:polyline draw:style-name="gr15" draw:layer="layout" svg:width="5.499cm" svg:height="1.999cm" draw:transform="rotate (-3.14159265358979) translate (10.5000000000072cm 9.5cm)" svg:viewBox="0 0 5500 2000" draw:points="5500,2000 0,2000 0,0">
          <text:p/>
        </draw:polyline>
        <draw:line draw:style-name="gr21" draw:layer="layout" svg:x1="9.5cm" svg:y1="10cm" svg:x2="2cm" svg:y2="10cm">
          <text:p/>
        </draw:line>
        <draw:frame draw:style-name="gr22" draw:text-style-name="P3" draw:layer="layout" svg:width="1.423cm" svg:height="0.962cm" svg:x="9.616cm" svg:y="5.79cm">
          <draw:text-box>
            <text:p text:style-name="P2"><text:span text:style-name="T1">full</text:span></text:p>
          </draw:text-box>
        </draw:frame>
        <draw:frame draw:style-name="gr23" draw:text-style-name="P3" draw:layer="layout" svg:width="2.341cm" svg:height="0.962cm" svg:x="8.907cm" svg:y="7.5cm">
          <draw:text-box>
            <text:p text:style-name="P2"><text:span text:style-name="T1">empty</text:span></text:p>
          </draw:text-box>
        </draw:frame>
        <draw:rect draw:style-name="gr1" draw:text-style-name="P1" draw:layer="layout" svg:width="16.5cm" svg:height="12cm" svg:x="2.923cm" svg:y="16.496cm">
          <text:p/>
        </draw:rect>
        <draw:frame draw:style-name="gr24" draw:text-style-name="P3" draw:layer="layout" svg:width="3.395cm" svg:height="0.962cm" svg:x="13.727cm" svg:y="18.434cm">
          <draw:text-box>
            <text:p text:style-name="P2"><text:span text:style-name="T1">take_data</text:span></text:p>
          </draw:text-box>
        </draw:frame>
        <draw:line draw:style-name="gr25" draw:layer="layout" svg:x1="9.423cm" svg:y1="27.496cm" svg:x2="1.923cm" svg:y2="27.496cm">
          <text:p/>
        </draw:line>
        <draw:rect draw:style-name="gr4" draw:text-style-name="P5" draw:layer="layout" svg:width="4cm" svg:height="2cm" svg:x="9.423cm" svg:y="16.996cm">
          <text:p text:style-name="P4">FIFO</text:p>
        </draw:rect>
        <draw:rect draw:style-name="gr5" draw:text-style-name="P5" draw:layer="layout" svg:width="3cm" svg:height="2cm" svg:x="15.877cm" svg:y="16.996cm">
          <text:p text:style-name="P4">A/D</text:p>
          <text:p text:style-name="P4">(Master)</text:p>
        </draw:rect>
        <draw:line draw:style-name="gr26" draw:layer="layout" svg:x1="18.877cm" svg:y1="17.996cm" svg:x2="19.877cm" svg:y2="17.996cm">
          <text:p/>
        </draw:line>
        <draw:line draw:style-name="gr27" draw:layer="layout" svg:x1="13.423cm" svg:y1="18.496cm" svg:x2="15.877cm" svg:y2="18.496cm">
          <text:p/>
        </draw:line>
        <draw:line draw:style-name="gr28" draw:layer="layout" svg:x1="13.423cm" svg:y1="17.496cm" svg:x2="15.877cm" svg:y2="17.496cm">
          <text:p/>
        </draw:line>
        <draw:line draw:style-name="gr9" draw:layer="layout" svg:x1="1.877cm" svg:y1="17.496cm" svg:x2="1.923cm" svg:y2="27.496cm">
          <text:p/>
        </draw:line>
        <draw:line draw:style-name="gr29" draw:layer="layout" svg:x1="1.877cm" svg:y1="17.496cm" svg:x2="9.423cm" svg:y2="17.496cm">
          <text:p/>
        </draw:line>
        <draw:frame draw:style-name="gr30" draw:text-style-name="P3" draw:layer="layout" svg:width="3.078cm" svg:height="1.244cm" svg:x="13.423cm" svg:y="25.472cm">
          <draw:text-box>
            <text:p text:style-name="P2"><text:span text:style-name="T1">got</text:span><text:span text:style-name="T1">_d</text:span><text:span text:style-name="T1">ata</text:span></text:p>
          </draw:text-box>
        </draw:frame>
        <draw:rect draw:style-name="gr5" draw:text-style-name="P5" draw:layer="layout" svg:width="3cm" svg:height="2cm" svg:x="15.923cm" svg:y="25.996cm">
          <text:p text:style-name="P4">D/A</text:p>
          <text:p text:style-name="P4">(Master)</text:p>
        </draw:rect>
        <draw:line draw:style-name="gr31" draw:layer="layout" svg:x1="18.923cm" svg:y1="26.996cm" svg:x2="19.923cm" svg:y2="26.996cm">
          <text:p/>
        </draw:line>
        <draw:line draw:style-name="gr32" draw:layer="layout" svg:x1="13.423cm" svg:y1="26.496cm" svg:x2="15.923cm" svg:y2="26.496cm">
          <text:p/>
        </draw:line>
        <draw:line draw:style-name="gr33" draw:layer="layout" svg:x1="15.923cm" svg:y1="27.496cm" svg:x2="13.423cm" svg:y2="27.496cm">
          <text:p/>
        </draw:line>
        <draw:polyline draw:style-name="gr15" draw:layer="layout" svg:width="5.999cm" svg:height="2.499cm" svg:x="4.923cm" svg:y="18.996cm" svg:viewBox="0 0 6000 2500" draw:points="0,2500 6000,2500 6000,0">
          <text:p/>
        </draw:polyline>
        <draw:polyline draw:style-name="gr15" draw:layer="layout" svg:width="1.499cm" svg:height="1.499cm" svg:x="7.923cm" svg:y="24.496cm" svg:viewBox="0 0 1500 1500" draw:points="0,0 1500,0 1500,1500">
          <text:p/>
        </draw:polyline>
        <draw:polyline draw:style-name="gr15" draw:layer="layout" svg:width="1.499cm" svg:height="1.499cm" svg:x="7.923cm" svg:y="18.996cm" svg:viewBox="0 0 1500 1500" draw:points="0,1500 1500,1500 1500,0">
          <text:p/>
        </draw:polyline>
        <draw:frame draw:style-name="gr34" draw:text-style-name="P9" draw:layer="layout" svg:width="5cm" svg:height="1.25cm" svg:x="8.923cm" svg:y="15.496cm">
          <draw:text-box>
            <text:p text:style-name="P8"><text:span text:style-name="T2">with FIFO</text:span></text:p>
          </draw:text-box>
        </draw:frame>
        <draw:frame draw:style-name="gr18" draw:text-style-name="P7" draw:layer="layout" svg:width="4.763cm" svg:height="1.123cm" draw:transform="rotate (1.5707963267949) translate (0.923cm 25.435cm)">
          <draw:text-box>
            <text:p text:style-name="P2">bus</text:p>
          </draw:text-box>
        </draw:frame>
        <draw:frame draw:style-name="gr35" draw:text-style-name="P3" draw:layer="layout" svg:width="3.395cm" svg:height="0.962cm" svg:x="4.983cm" svg:y="25.754cm">
          <draw:text-box>
            <text:p text:style-name="P2"><text:span text:style-name="T1">take_</text:span><text:span text:style-name="T1">data</text:span></text:p>
          </draw:text-box>
        </draw:frame>
        <draw:line draw:style-name="gr36" draw:layer="layout" svg:x1="9.423cm" svg:y1="26.496cm" svg:x2="4.923cm" svg:y2="26.496cm">
          <text:p/>
        </draw:line>
        <draw:frame draw:style-name="gr11" draw:text-style-name="P3" draw:layer="layout" svg:width="3.078cm" svg:height="0.962cm" svg:x="5.674cm" svg:y="17.754cm">
          <draw:text-box>
            <text:p text:style-name="P2"><text:span text:style-name="T1">got_data</text:span></text:p>
          </draw:text-box>
        </draw:frame>
        <draw:line draw:style-name="gr37" draw:layer="layout" svg:x1="9.423cm" svg:y1="18.496cm" svg:x2="4.877cm" svg:y2="18.496cm">
          <text:p/>
        </draw:line>
        <draw:line draw:style-name="gr38" draw:layer="layout" svg:x1="10.423cm" svg:y1="16.996cm" svg:x2="10.423cm" svg:y2="18.996cm">
          <text:p/>
        </draw:line>
        <draw:line draw:style-name="gr38" draw:layer="layout" svg:x1="11.423cm" svg:y1="16.996cm" svg:x2="11.423cm" svg:y2="18.996cm">
          <text:p/>
        </draw:line>
        <draw:line draw:style-name="gr38" draw:layer="layout" svg:x1="12.423cm" svg:y1="16.996cm" svg:x2="12.423cm" svg:y2="18.996cm">
          <text:p/>
        </draw:line>
        <draw:rect draw:style-name="gr4" draw:text-style-name="P5" draw:layer="layout" svg:width="4cm" svg:height="2cm" svg:x="9.423cm" svg:y="25.996cm">
          <text:p text:style-name="P4">FIFO</text:p>
        </draw:rect>
        <draw:line draw:style-name="gr38" draw:layer="layout" svg:x1="10.423cm" svg:y1="25.996cm" svg:x2="10.423cm" svg:y2="27.996cm">
          <text:p/>
        </draw:line>
        <draw:line draw:style-name="gr38" draw:layer="layout" svg:x1="11.423cm" svg:y1="25.996cm" svg:x2="11.423cm" svg:y2="27.996cm">
          <text:p/>
        </draw:line>
        <draw:line draw:style-name="gr38" draw:layer="layout" svg:x1="12.423cm" svg:y1="25.996cm" svg:x2="12.423cm" svg:y2="27.996cm">
          <text:p/>
        </draw:line>
        <draw:rect draw:style-name="gr20" draw:text-style-name="P5" draw:layer="layout" svg:width="1.5cm" svg:height="3cm" svg:x="3.423cm" svg:y="20.996cm" draw:corner-radius="0.4cm">
          <text:p text:style-name="P4">flags</text:p>
        </draw:rect>
        <draw:frame draw:style-name="gr39" draw:text-style-name="P3" draw:layer="layout" svg:width="3.709cm" svg:height="0.962cm" svg:x="7.537cm" svg:y="20.677cm">
          <draw:text-box>
            <text:p text:style-name="P2"><text:span text:style-name="T1">high_water</text:span></text:p>
          </draw:text-box>
        </draw:frame>
        <draw:polyline draw:style-name="gr15" draw:layer="layout" svg:width="5.939cm" svg:height="2.999cm" draw:transform="rotate (-3.14159265358979) translate (10.9230000000108cm 25.996cm)" svg:viewBox="0 0 5940 3000" draw:points="5940,3000 0,3000 0,0">
          <text:p/>
        </draw:polyline>
        <draw:frame draw:style-name="gr40" draw:text-style-name="P3" draw:layer="layout" svg:width="3.463cm" svg:height="0.962cm" svg:x="7.75cm" svg:y="22.814cm">
          <draw:text-box>
            <text:p text:style-name="P2"><text:span text:style-name="T1">low</text:span><text:span text:style-name="T1">_w</text:span><text:span text:style-name="T1">ate</text:span><text:span text:style-name="T1">r</text:span></text:p>
          </draw:text-box>
        </draw:frame>
        <draw:rect draw:style-name="gr41" draw:text-style-name="P1" draw:layer="layout" svg:width="1.5cm" svg:height="1cm" svg:x="3.377cm" svg:y="17.996cm" draw:corner-radius="0.4cm">
          <text:p/>
        </draw:rect>
        <draw:line draw:style-name="gr15" draw:layer="layout" svg:x1="3.377cm" svg:y1="18.496cm" svg:x2="1.877cm" svg:y2="18.496cm">
          <text:p/>
        </draw:line>
        <draw:rect draw:style-name="gr41" draw:text-style-name="P1" draw:layer="layout" svg:width="1.5cm" svg:height="1cm" svg:x="3.423cm" svg:y="25.996cm" draw:corner-radius="0.4cm">
          <text:p/>
        </draw:rect>
        <draw:line draw:style-name="gr15" draw:layer="layout" svg:x1="3.423cm" svg:y1="26.496cm" svg:x2="1.923cm" svg:y2="26.496cm">
          <text:p/>
        </draw:line>
        <draw:frame draw:style-name="gr42" draw:text-style-name="P3" draw:layer="layout" svg:width="3.146cm" svg:height="0.962cm" svg:x="7.745cm" svg:y="24.343cm">
          <draw:text-box>
            <text:p text:style-name="P2"><text:span text:style-name="T1">unde</text:span><text:span text:style-name="T1">rrun</text:span></text:p>
          </draw:text-box>
        </draw:frame>
        <draw:frame draw:style-name="gr43" draw:text-style-name="P3" draw:layer="layout" svg:width="2.972cm" svg:height="0.962cm" svg:x="7.681cm" svg:y="19.667cm">
          <draw:text-box>
            <text:p text:style-name="P2"><text:span text:style-name="T1">overf</text:span><text:span text:style-name="T1">low</text:span></text:p>
          </draw:text-box>
        </draw:frame>
        <draw:rect draw:style-name="gr44" draw:text-style-name="P1" draw:layer="layout" svg:width="1.5cm" svg:height="6cm" svg:x="3.423cm" svg:y="19.496cm">
          <text:p/>
        </draw:rect>
        <draw:rect draw:style-name="gr4" draw:text-style-name="P5" draw:layer="layout" svg:width="2.5cm" svg:height="1cm" svg:x="5.423cm" svg:y="19.996cm" draw:corner-radius="0.4cm">
          <text:p text:style-name="P4">set/clr</text:p>
        </draw:rect>
        <draw:rect draw:style-name="gr4" draw:text-style-name="P5" draw:layer="layout" svg:width="2.5cm" svg:height="1cm" svg:x="5.423cm" svg:y="23.996cm" draw:corner-radius="0.4cm">
          <text:p text:style-name="P4">set/clr</text:p>
        </draw:rect>
        <draw:line draw:style-name="gr15" draw:layer="layout" svg:x1="4.923cm" svg:y1="20.496cm" svg:x2="5.423cm" svg:y2="20.496cm">
          <text:p/>
        </draw:line>
        <draw:line draw:style-name="gr15" draw:layer="layout" svg:x1="4.923cm" svg:y1="24.496cm" svg:x2="5.423cm" svg:y2="24.496cm">
          <text:p/>
        </draw:line>
        <draw:polyline draw:style-name="gr15" draw:layer="layout" svg:width="8.499cm" svg:height="2.999cm" svg:x="4.923cm" svg:y="18.996cm" svg:viewBox="0 0 8500 3000" draw:points="0,3000 8500,3000 8500,0">
          <text:p/>
        </draw:polyline>
        <draw:frame draw:style-name="gr45" draw:text-style-name="P3" draw:layer="layout" svg:width="2.693cm" svg:height="1.081cm" svg:x="10.951cm" svg:y="21.167cm">
          <draw:text-box>
            <text:p text:style-name="P2"><text:span text:style-name="T1">tim</text:span><text:span text:style-name="T1">eo</text:span><text:span text:style-name="T1">ut</text:span></text:p>
          </draw:text-box>
        </draw:frame>
        <draw:polyline draw:style-name="gr15" draw:layer="layout" svg:width="1.499cm" svg:height="0.499cm" svg:x="4.923cm" svg:y="19.496cm" svg:viewBox="0 0 1500 500" draw:points="1500,500 1500,0 0,0">
          <text:p/>
        </draw:polyline>
        <draw:polyline draw:style-name="gr15" draw:layer="layout" svg:width="1.541cm" svg:height="0.567cm" svg:x="4.899cm" svg:y="24.928cm" svg:viewBox="0 0 1542 568" draw:points="1542,0 1524,568 0,563">
          <text:p/>
        </draw:polyline>
        <draw:line draw:style-name="gr46" draw:layer="layout" svg:x1="1.923cm" svg:y1="22.496cm" svg:x2="3.423cm" svg:y2="22.496cm">
          <text:p/>
        </draw:line>
        <draw:frame draw:style-name="gr2" draw:text-style-name="P3" draw:layer="layout" svg:width="3.395cm" svg:height="1.02cm" svg:x="2.072cm" svg:y="9.096cm">
          <draw:text-box>
            <text:p text:style-name="P2"><text:span text:style-name="T1">take_data</text:span></text:p>
          </draw:text-box>
        </draw:frame>
        <draw:frame draw:style-name="gr11" draw:text-style-name="P3" draw:layer="layout" svg:width="3.078cm" svg:height="0.962cm" svg:x="1.925cm" svg:y="3.122cm">
          <draw:text-box>
            <text:p text:style-name="P2"><text:span text:style-name="T1">got_dat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7 20 13" svg:d="M0 20l10-13 10 13z"/>
    <draw:marker draw:name="Arrowheads_20_39" draw:display-name="Arrowheads 39" svg:viewBox="0 0 250 250" svg:d="M125 0l125 250h-250z"/>
    <draw:marker draw:name="Arrowheads_20_40" draw:display-name="Arrowheads 40" svg:viewBox="0 0 250 250" svg:d="M125 0l125 250h-250z"/>
    <draw:marker draw:name="Arrowheads_20_41" draw:display-name="Arrowheads 41" svg:viewBox="0 0 250 250" svg:d="M125 0l125 250h-250z"/>
    <draw:marker draw:name="Arrowheads_20_42" draw:display-name="Arrowheads 42" svg:viewBox="0 0 250 250" svg:d="M125 0l125 250h-250z"/>
    <draw:marker draw:name="Arrowheads_20_43" draw:display-name="Arrowheads 43" svg:viewBox="0 0 250 250" svg:d="M125 0l125 250h-250z"/>
    <draw:marker draw:name="Arrowheads_20_44" draw:display-name="Arrowheads 44" svg:viewBox="0 0 250 250" svg:d="M125 0l125 250h-250z"/>
    <draw:marker draw:name="Arrowheads_20_45" draw:display-name="Arrowheads 45" svg:viewBox="0 0 250 250" svg:d="M125 0l125 250h-250z"/>
    <draw:marker draw:name="Arrowheads_20_46" draw:display-name="Arrowheads 46" svg:viewBox="0 0 250 250" svg:d="M125 0l125 250h-250z"/>
    <draw:marker draw:name="Arrowheads_20_47" draw:display-name="Arrowheads 47" svg:viewBox="0 0 250 250" svg:d="M125 0l125 250h-250z"/>
    <draw:marker draw:name="Arrowheads_20_48" draw:display-name="Arrowheads 48" svg:viewBox="0 0 250 250" svg:d="M125 0l125 250h-250z"/>
    <draw:marker draw:name="Arrowheads_20_49" draw:display-name="Arrowheads 49" svg:viewBox="0 0 250 250" svg:d="M125 0l125 250h-250z"/>
    <draw:marker draw:name="Arrowheads_20_50" draw:display-name="Arrowheads 50" svg:viewBox="0 0 250 250" svg:d="M125 0l125 250h-250z"/>
    <draw:marker draw:name="Arrowheads_20_51" draw:display-name="Arrowheads 51" svg:viewBox="0 0 250 250" svg:d="M125 0l125 250h-250z"/>
    <draw:marker draw:name="Arrowheads_20_52" draw:display-name="Arrowheads 52" svg:viewBox="0 0 250 250" svg:d="M125 0l125 250h-25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3T09:11:35.585029931</meta:creation-date>
    <dc:date>2023-05-13T09:19:19.902026578</dc:date>
    <meta:editing-duration>PT7M43S</meta:editing-duration>
    <meta:editing-cycles>4</meta:editing-cycles>
    <meta:generator>LibreOffice/7.3.7.2$Linux_X86_64 LibreOffice_project/30$Build-2</meta:generator>
    <meta:document-statistic meta:object-count="80"/>
  </office:meta>
</office:document-meta>
</file>